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Ubuntu Mono" svg:font-family="'Ubuntu Mono'"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style:font-name="Nimbus Roman No9 L" officeooo:paragraph-rsid="0025d9ae"/>
    </style:style>
    <style:style style:name="P2" style:family="paragraph" style:parent-style-name="Text_20_body">
      <style:text-properties style:font-name="Nimbus Roman No9 L" officeooo:paragraph-rsid="0027b973"/>
    </style:style>
    <style:style style:name="P3" style:family="paragraph" style:parent-style-name="Standard">
      <style:text-properties fo:language="en" fo:country="US" officeooo:rsid="00154bc1" officeooo:paragraph-rsid="00154bc1"/>
    </style:style>
    <style:style style:name="P4" style:family="paragraph" style:parent-style-name="Standard">
      <style:text-properties fo:language="en" fo:country="US" officeooo:rsid="00154bc1" officeooo:paragraph-rsid="0016c7ee"/>
    </style:style>
    <style:style style:name="P5" style:family="paragraph" style:parent-style-name="Standard">
      <style:text-properties fo:language="en" fo:country="US" officeooo:rsid="00154bc1" officeooo:paragraph-rsid="00178066"/>
    </style:style>
    <style:style style:name="P6" style:family="paragraph" style:parent-style-name="Standard">
      <style:text-properties fo:language="en" fo:country="US" officeooo:rsid="00154bc1" officeooo:paragraph-rsid="001811cd"/>
    </style:style>
    <style:style style:name="P7" style:family="paragraph" style:parent-style-name="Standard">
      <style:text-properties fo:language="en" fo:country="US" officeooo:rsid="00154bc1" officeooo:paragraph-rsid="001afbca"/>
    </style:style>
    <style:style style:name="P8" style:family="paragraph" style:parent-style-name="Standard">
      <style:text-properties fo:language="en" fo:country="US" officeooo:rsid="00154bc1" officeooo:paragraph-rsid="0022049e"/>
    </style:style>
    <style:style style:name="P9" style:family="paragraph" style:parent-style-name="Standard">
      <style:text-properties fo:language="en" fo:country="US" officeooo:rsid="00154bc1" officeooo:paragraph-rsid="0023a091"/>
    </style:style>
    <style:style style:name="P10" style:family="paragraph" style:parent-style-name="Standard">
      <style:text-properties officeooo:paragraph-rsid="0016c7ee"/>
    </style:style>
    <style:style style:name="P11" style:family="paragraph" style:parent-style-name="Standard">
      <style:text-properties fo:language="en" fo:country="US" officeooo:rsid="00178066" officeooo:paragraph-rsid="0016c7ee"/>
    </style:style>
    <style:style style:name="P12" style:family="paragraph" style:parent-style-name="Standard">
      <style:text-properties fo:language="en" fo:country="US" officeooo:rsid="00178066" officeooo:paragraph-rsid="00178066"/>
    </style:style>
    <style:style style:name="P13" style:family="paragraph" style:parent-style-name="Standard">
      <style:text-properties fo:language="en" fo:country="US" officeooo:rsid="00178066" officeooo:paragraph-rsid="002a5390"/>
    </style:style>
    <style:style style:name="P14" style:family="paragraph" style:parent-style-name="Standard">
      <style:text-properties fo:language="en" fo:country="US" officeooo:rsid="0016c7ee" officeooo:paragraph-rsid="0016c7ee"/>
    </style:style>
    <style:style style:name="P15" style:family="paragraph" style:parent-style-name="Standard">
      <style:text-properties fo:language="en" fo:country="US" officeooo:rsid="001cf83d" officeooo:paragraph-rsid="00154bc1"/>
    </style:style>
    <style:style style:name="P16" style:family="paragraph" style:parent-style-name="Standard">
      <style:text-properties fo:language="en" fo:country="US" officeooo:rsid="001b7666" officeooo:paragraph-rsid="001b7666"/>
    </style:style>
    <style:style style:name="P17" style:family="paragraph" style:parent-style-name="Standard">
      <style:text-properties fo:language="en" fo:country="US" officeooo:rsid="001b7666" officeooo:paragraph-rsid="00378814"/>
    </style:style>
    <style:style style:name="P18" style:family="paragraph" style:parent-style-name="Standard">
      <style:text-properties fo:language="en" fo:country="US" officeooo:rsid="0018a204" officeooo:paragraph-rsid="0018a204"/>
    </style:style>
    <style:style style:name="P19" style:family="paragraph" style:parent-style-name="Standard">
      <style:text-properties fo:language="en" fo:country="US" officeooo:rsid="0018a204" officeooo:paragraph-rsid="002a5390"/>
    </style:style>
    <style:style style:name="P20" style:family="paragraph" style:parent-style-name="Standard">
      <style:text-properties fo:language="en" fo:country="US" officeooo:rsid="001afbca" officeooo:paragraph-rsid="001afbca"/>
    </style:style>
    <style:style style:name="P21" style:family="paragraph" style:parent-style-name="Standard">
      <style:text-properties fo:language="en" fo:country="US" officeooo:rsid="001afbca" officeooo:paragraph-rsid="00303301"/>
    </style:style>
    <style:style style:name="P22" style:family="paragraph" style:parent-style-name="Standard">
      <style:text-properties fo:language="en" fo:country="US" officeooo:rsid="0022049e" officeooo:paragraph-rsid="0022049e"/>
    </style:style>
    <style:style style:name="P23" style:family="paragraph" style:parent-style-name="Standard">
      <style:text-properties fo:language="en" fo:country="US" officeooo:rsid="0022049e" officeooo:paragraph-rsid="002e40f0"/>
    </style:style>
    <style:style style:name="P24" style:family="paragraph" style:parent-style-name="Standard">
      <style:text-properties fo:language="en" fo:country="US" officeooo:rsid="001ddd2e" officeooo:paragraph-rsid="001ddd2e"/>
    </style:style>
    <style:style style:name="P25" style:family="paragraph" style:parent-style-name="Standard">
      <style:text-properties fo:language="en" fo:country="US" officeooo:rsid="001ddd2e" officeooo:paragraph-rsid="002a5390"/>
    </style:style>
    <style:style style:name="P26" style:family="paragraph" style:parent-style-name="Standard">
      <style:text-properties fo:language="en" fo:country="US" officeooo:rsid="0025d9ae" officeooo:paragraph-rsid="0025d9ae"/>
    </style:style>
    <style:style style:name="P27" style:family="paragraph" style:parent-style-name="Standard">
      <style:text-properties fo:language="en" fo:country="US" officeooo:rsid="0025d9ae" officeooo:paragraph-rsid="002b9d0d"/>
    </style:style>
    <style:style style:name="P28" style:family="paragraph" style:parent-style-name="Standard">
      <style:text-properties fo:language="en" fo:country="US" officeooo:rsid="0023a091" officeooo:paragraph-rsid="0023a091"/>
    </style:style>
    <style:style style:name="P29" style:family="paragraph" style:parent-style-name="Standard">
      <style:text-properties fo:language="en" fo:country="US" officeooo:rsid="0023a091" officeooo:paragraph-rsid="002b9d0d"/>
    </style:style>
    <style:style style:name="P30" style:family="paragraph" style:parent-style-name="Standard">
      <style:text-properties fo:language="en" fo:country="US" officeooo:rsid="0023a091" officeooo:paragraph-rsid="002c4eed"/>
    </style:style>
    <style:style style:name="P31" style:family="paragraph" style:parent-style-name="Standard">
      <style:text-properties fo:language="en" fo:country="US" officeooo:rsid="0022fb71" officeooo:paragraph-rsid="0022fb71"/>
    </style:style>
    <style:style style:name="P32" style:family="paragraph" style:parent-style-name="Standard">
      <style:text-properties fo:language="en" fo:country="US" officeooo:rsid="00154bc1" officeooo:paragraph-rsid="002b9d0d"/>
    </style:style>
    <style:style style:name="P33" style:family="paragraph" style:parent-style-name="Standard">
      <style:text-properties style:font-name="Ubuntu Mono" fo:language="en" fo:country="US" officeooo:rsid="0022049e" officeooo:paragraph-rsid="0022049e"/>
    </style:style>
    <style:style style:name="P34" style:family="paragraph" style:parent-style-name="Standard">
      <style:text-properties style:font-name="Ubuntu Mono" fo:language="en" fo:country="US" officeooo:rsid="001ddd2e" officeooo:paragraph-rsid="001ddd2e"/>
    </style:style>
    <style:style style:name="P35" style:family="paragraph" style:parent-style-name="Standard">
      <style:text-properties style:font-name="Ubuntu Mono" fo:language="en" fo:country="US" officeooo:rsid="0025d9ae" officeooo:paragraph-rsid="0025d9ae"/>
    </style:style>
    <style:style style:name="P36" style:family="paragraph" style:parent-style-name="Standard">
      <style:text-properties style:font-name="Ubuntu Mono" fo:language="en" fo:country="US" officeooo:rsid="0023a091" officeooo:paragraph-rsid="0023a091"/>
    </style:style>
    <style:style style:name="P37" style:family="paragraph" style:parent-style-name="Standard">
      <style:text-properties officeooo:rsid="00196b64" officeooo:paragraph-rsid="002e40f0"/>
    </style:style>
    <style:style style:name="P38" style:family="paragraph" style:parent-style-name="Standard">
      <style:text-properties style:font-name="Ubuntu Mono" fo:language="en" fo:country="US" officeooo:rsid="0022049e" officeooo:paragraph-rsid="002e40f0"/>
    </style:style>
    <style:style style:name="P39" style:family="paragraph" style:parent-style-name="Text_20_body">
      <style:text-properties officeooo:rsid="0025d9ae" officeooo:paragraph-rsid="0025d9ae"/>
    </style:style>
    <style:style style:name="P40" style:family="paragraph" style:parent-style-name="Text_20_body">
      <style:text-properties officeooo:rsid="0025d9ae" officeooo:paragraph-rsid="00331934"/>
    </style:style>
    <style:style style:name="P41" style:family="paragraph" style:parent-style-name="Text_20_body" style:list-style-name="L3">
      <style:text-properties officeooo:rsid="0025d9ae" officeooo:paragraph-rsid="00331934"/>
    </style:style>
    <style:style style:name="P42" style:family="paragraph" style:parent-style-name="Text_20_body">
      <style:text-properties officeooo:rsid="0025d9ae" officeooo:paragraph-rsid="00354ab9"/>
    </style:style>
    <style:style style:name="P43" style:family="paragraph" style:parent-style-name="Text_20_body">
      <style:text-properties style:font-name="Ubuntu Mono" officeooo:rsid="0025d9ae" officeooo:paragraph-rsid="0025d9ae"/>
    </style:style>
    <style:style style:name="P44" style:family="paragraph" style:parent-style-name="Text_20_body">
      <style:text-properties style:font-name="Ubuntu Mono" officeooo:rsid="002666ea" officeooo:paragraph-rsid="002666ea"/>
    </style:style>
    <style:style style:name="P45" style:family="paragraph" style:parent-style-name="Text_20_body">
      <style:text-properties style:font-name="Ubuntu Mono" officeooo:rsid="0027b973" officeooo:paragraph-rsid="0027b973"/>
    </style:style>
    <style:style style:name="P46" style:family="paragraph" style:parent-style-name="Text_20_body">
      <style:text-properties style:font-name="Nimbus Roman No9 L" officeooo:rsid="0025d9ae" officeooo:paragraph-rsid="0025d9ae"/>
    </style:style>
    <style:style style:name="P47" style:family="paragraph" style:parent-style-name="Text_20_body">
      <style:text-properties style:font-name="Nimbus Roman No9 L" officeooo:rsid="0025d9ae" officeooo:paragraph-rsid="00331934"/>
    </style:style>
    <style:style style:name="P48" style:family="paragraph" style:parent-style-name="Text_20_body">
      <style:text-properties style:font-name="Nimbus Roman No9 L" officeooo:rsid="0025d9ae" officeooo:paragraph-rsid="0033265c"/>
    </style:style>
    <style:style style:name="P49" style:family="paragraph" style:parent-style-name="Text_20_body">
      <style:text-properties officeooo:rsid="00196b64"/>
    </style:style>
    <style:style style:name="P50" style:family="paragraph" style:parent-style-name="Text_20_body">
      <style:text-properties officeooo:rsid="001f5ea8" officeooo:paragraph-rsid="002e9767"/>
    </style:style>
    <style:style style:name="P51" style:family="paragraph" style:parent-style-name="Text_20_body">
      <style:text-properties style:font-name="Ubuntu Mono" officeooo:rsid="00196b64" officeooo:paragraph-rsid="002a5390"/>
    </style:style>
    <style:style style:name="P52" style:family="paragraph" style:parent-style-name="Text_20_body" style:list-style-name="L2">
      <style:text-properties officeooo:paragraph-rsid="00303301"/>
    </style:style>
    <style:style style:name="P53" style:family="paragraph" style:parent-style-name="Text_20_body">
      <style:text-properties style:font-name="Nimbus Roman No9 L" officeooo:rsid="002666ea" officeooo:paragraph-rsid="002666ea"/>
    </style:style>
    <style:style style:name="P54" style:family="paragraph" style:parent-style-name="Text_20_body">
      <style:text-properties style:font-name="Nimbus Roman No9 L" officeooo:rsid="002666ea" officeooo:paragraph-rsid="00331934"/>
    </style:style>
    <style:style style:name="P55" style:family="paragraph" style:parent-style-name="Heading_20_3">
      <style:text-properties officeooo:rsid="00178066"/>
    </style:style>
    <style:style style:name="P56" style:family="paragraph" style:parent-style-name="Heading_20_3">
      <style:text-properties officeooo:rsid="0023a091"/>
    </style:style>
    <style:style style:name="P57" style:family="paragraph" style:parent-style-name="Heading_20_1">
      <style:paragraph-properties fo:text-align="center" style:justify-single-word="false"/>
    </style:style>
    <style:style style:name="P58" style:family="paragraph" style:parent-style-name="Heading_20_2">
      <style:text-properties officeooo:rsid="00196b64" officeooo:paragraph-rsid="0023a091"/>
    </style:style>
    <style:style style:name="P59" style:family="paragraph" style:parent-style-name="Heading_20_2">
      <style:text-properties officeooo:rsid="0025d9ae"/>
    </style:style>
    <style:style style:name="P60" style:family="paragraph" style:parent-style-name="Heading_20_2">
      <style:text-properties officeooo:rsid="0025d9ae" officeooo:paragraph-rsid="00331934"/>
    </style:style>
    <style:style style:name="T1" style:family="text">
      <style:text-properties officeooo:rsid="0016c7ee"/>
    </style:style>
    <style:style style:name="T2" style:family="text">
      <style:text-properties officeooo:rsid="00178066"/>
    </style:style>
    <style:style style:name="T3" style:family="text">
      <style:text-properties officeooo:rsid="0017ab79"/>
    </style:style>
    <style:style style:name="T4" style:family="text">
      <style:text-properties fo:language="en" fo:country="US" officeooo:rsid="0016c7ee"/>
    </style:style>
    <style:style style:name="T5" style:family="text">
      <style:text-properties fo:language="en" fo:country="US" officeooo:rsid="0018a204"/>
    </style:style>
    <style:style style:name="T6" style:family="text">
      <style:text-properties fo:language="en" fo:country="US" officeooo:rsid="00303301"/>
    </style:style>
    <style:style style:name="T7" style:family="text">
      <style:text-properties officeooo:rsid="001811cd"/>
    </style:style>
    <style:style style:name="T8" style:family="text">
      <style:text-properties officeooo:rsid="0018a204"/>
    </style:style>
    <style:style style:name="T9" style:family="text">
      <style:text-properties officeooo:rsid="00196b64"/>
    </style:style>
    <style:style style:name="T10" style:family="text">
      <style:text-properties officeooo:rsid="001adf2a"/>
    </style:style>
    <style:style style:name="T11" style:family="text">
      <style:text-properties officeooo:rsid="001afbca"/>
    </style:style>
    <style:style style:name="T12" style:family="text">
      <style:text-properties officeooo:rsid="001cf83d"/>
    </style:style>
    <style:style style:name="T13" style:family="text">
      <style:text-properties officeooo:rsid="001ddd2e"/>
    </style:style>
    <style:style style:name="T14" style:family="text">
      <style:text-properties officeooo:rsid="001f5ea8"/>
    </style:style>
    <style:style style:name="T15" style:family="text">
      <style:text-properties officeooo:rsid="0022049e"/>
    </style:style>
    <style:style style:name="T16" style:family="text">
      <style:text-properties officeooo:rsid="0022fb71"/>
    </style:style>
    <style:style style:name="T17" style:family="text">
      <style:text-properties officeooo:rsid="0023a091"/>
    </style:style>
    <style:style style:name="T18" style:family="text">
      <style:text-properties officeooo:rsid="00246eb7"/>
    </style:style>
    <style:style style:name="T19" style:family="text">
      <style:text-properties officeooo:rsid="0025d9ae"/>
    </style:style>
    <style:style style:name="T20" style:family="text">
      <style:text-properties officeooo:rsid="002666ea"/>
    </style:style>
    <style:style style:name="T21" style:family="text">
      <style:text-properties officeooo:rsid="0027b973"/>
    </style:style>
    <style:style style:name="T22" style:family="text">
      <style:text-properties officeooo:rsid="002a5390"/>
    </style:style>
    <style:style style:name="T23" style:family="text">
      <style:text-properties officeooo:rsid="002b9d0d"/>
    </style:style>
    <style:style style:name="T24" style:family="text">
      <style:text-properties officeooo:rsid="002c4eed"/>
    </style:style>
    <style:style style:name="T25" style:family="text">
      <style:text-properties officeooo:rsid="002e40f0"/>
    </style:style>
    <style:style style:name="T26" style:family="text">
      <style:text-properties officeooo:rsid="002e9767"/>
    </style:style>
    <style:style style:name="T27" style:family="text">
      <style:text-properties officeooo:rsid="00303301"/>
    </style:style>
    <style:style style:name="T28" style:family="text">
      <style:text-properties officeooo:rsid="00317102"/>
    </style:style>
    <style:style style:name="T29" style:family="text">
      <style:text-properties officeooo:rsid="00331934"/>
    </style:style>
    <style:style style:name="T30" style:family="text">
      <style:text-properties officeooo:rsid="0033265c"/>
    </style:style>
    <style:style style:name="T31" style:family="text">
      <style:text-properties officeooo:rsid="00343a37"/>
    </style:style>
    <style:style style:name="T32" style:family="text">
      <style:text-properties officeooo:rsid="00354ab9"/>
    </style:style>
    <style:style style:name="T33" style:family="text">
      <style:text-properties officeooo:rsid="00378814"/>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7" text:outline-level="1"><text:span text:style-name="T26">Raspy: A</text:span> Personal Server <text:span text:style-name="T26">with</text:span> Raspberry PI</text:h>
      <text:p text:style-name="P4"><text:span text:style-name="T2">In t</text:span><text:span text:style-name="T1">he last years we have seen </text:span><text:span text:style-name="T12">that </text:span><text:span text:style-name="T1">Raspberry PI </text:span><text:span text:style-name="T12">has </text:span><text:span text:style-name="T17">got a great interest</text:span><text:span text:style-name="T12"> </text:span><text:span text:style-name="T17">for</text:span><text:span text:style-name="T12"> the Open Source community and, indeed, it is endless the range of application</text:span><text:span text:style-name="T17">s</text:span><text:span text:style-name="T12"> that </text:span><text:span text:style-name="T17">RP</text:span><text:span text:style-name="T12"> can be used due in particular for the size.</text:span><text:span text:style-name="T1"> </text:span><text:span text:style-name="T2">After buying and using it for a while you realize that actually you need to do something more interesting than using it as a Desktop PC. Moreover, I think it shouldn't be used as a Desktop PC because although RP has good performance considering the size (credit card </text:span><text:span text:style-name="T12">size</text:span><text:span text:style-name="T2">) it </text:span><text:span text:style-name="T17">turns out</text:span><text:span text:style-name="T2"> that RP cannot execute heavy graphical processes.</text:span></text:p>
      <text:p text:style-name="P11"/>
      <text:p text:style-name="P5"><text:span text:style-name="T2">The idea of create a Presonal Server came into my mind several years before the origin of RP and the main purpose for creating a PS is to serve only a really restricted number of users </text:span><text:span text:style-name="T12">(usually only one)</text:span><text:span text:style-name="T2"> over the network </text:span><text:span text:style-name="T12">and to be highly available whenever the users need it and, possibly, it should reduce the power consumption</text:span><text:span text:style-name="T2">. </text:span><text:span text:style-name="T3">As you can see Raspberry PI fits perfectly for this purpose!</text:span></text:p>
      <text:p text:style-name="P14"/>
      <text:p text:style-name="P14">Note that this tutorial show to build a personal server but you can use whater laptop or old pc to do that. Nevertheless, one of the goals of the tutorial is to reduce the power consumption that can be reached easily by using Raspberry PI (The overall system will take less than 10W). <text:s text:c="3"/></text:p>
      <text:p text:style-name="P3"/>
      <text:p text:style-name="P15">To sum up with the property a PS should have:</text:p>
      <text:p text:style-name="P4"><text:span text:style-name="T1">- Personal server - In the next section we will </text:span><text:span text:style-name="T12">also see </text:span><text:span text:style-name="T1">how to start other services such as NFS, MPD and so on..</text:span></text:p>
      <text:p text:style-name="P3">- High availability –<text:span text:style-name="T1"> For sure, it is the most important </text:span><text:span text:style-name="T12">and difficult </text:span><text:span text:style-name="T1">goal to be achieved. </text:span><text:span text:style-name="T12">We need to guarantee that the PS is always available and </text:span><text:span text:style-name="T13">in order </text:span><text:span text:style-name="T12">to get th</text:span><text:span text:style-name="T13">e</text:span><text:span text:style-name="T12">s</text:span><text:span text:style-name="T13">e</text:span><text:span text:style-name="T12"> results a smart script need </text:span><text:span text:style-name="T13">to be built.</text:span></text:p>
      <text:p text:style-name="P3">- Power management –<text:span text:style-name="T1"> </text:span><text:span text:style-name="T13">Also in this case we will design a script to reduce the power consumption. In particular, the script should check the traffic in the network and make a decision whether or not the 3G modem should use a UMTS (fast but more expensive in terms of power) and GPRS (slower but reduce a lot the power consumption).</text:span></text:p>
      <text:p text:style-name="P3"/>
      <text:p text:style-name="P16">Note: For the sake of brevity the Raspberry PI will be named as RP, Personal Server as PS, High availability as HA and Power management as PM.</text:p>
      <text:p text:style-name="P16"/>
      <text:p text:style-name="P17"><text:span text:style-name="T28">The code is available in github:</text:span><text:span text:style-name="T28"> </text:span><text:a xlink:type="simple" xlink:href="https://github.com/fsquillace/raspy"><text:span text:style-name="T33">https://github.com/fsquillace/raspy</text:span></text:a><text:span text:style-name="T33"> </text:span><text:span text:style-name="T28"><text:s/></text:span></text:p>
      <text:h text:style-name="Heading_20_2" text:outline-level="2">Hardware requirements</text:h>
      <text:p text:style-name="P18">Here there is a list of devices you need in order to get a good PS. As I mentioned, the tutorial is not meant to be restricted for the hardware <text:span text:style-name="T22">listed below and you can follow this with whatever computer with Archlinux and systemd installed</text:span>.</text:p>
      <text:p text:style-name="P18"/>
      <text:p text:style-name="P19"><text:span text:style-name="T22">Here it is the list of out flavors:</text:span></text:p>
      <text:p text:style-name="P10"><text:span text:style-name="T4">- Raspberry PI –</text:span><text:span text:style-name="T5"> (really? :) )</text:span></text:p>
      <text:p text:style-name="P4"><text:span text:style-name="T1">- A USB wireless adapter. I used the Alfa Network AWUS036NH because it is awesome! Furthermore, it includes a 5 dB antenna out-of-box! </text:span><text:span text:style-name="T8">I bought another antenna in order to get 7dB. </text:span><text:span text:style-name="T1">If you either have a USB wirelees adapter or want to buy another one I suggest to check out the following site: </text:span><text:a xlink:type="simple" xlink:href="http://wireless.kernel.org/en/users/Drivers"><text:span text:style-name="T1">http://wireless.kernel.org/en/users/Drivers</text:span></text:a><text:span text:style-name="T1">. In particular, you have to check if the driver of your device runs as access point mode, </text:span><text:span text:style-name="T8">otherwise it's likely</text:span><text:span text:style-name="T1">.</text:span></text:p>
      <text:p text:style-name="P4"><text:soft-page-break/><text:span text:style-name="T1">- A 3G UMTS modem – </text:span><text:span text:style-name="T8">Somehow PS has to get internet! I don't have an ADSL connection but I have always used a 3G modem and, actually, one of the reason I made the </text:span><text:span text:style-name="T9">a </text:span><text:span text:style-name="T8">PS is to get a wireless network to access in internet with my phone too. </text:span><text:span text:style-name="T9">So, if you have a ADSL modem you have to figure out how to connect your RP somehow but I suppose it's you will have fun for it too :).</text:span></text:p>
      <text:p text:style-name="P7"><text:span text:style-name="T10">- Powered USB Hub – I strongly suggest you to have a really good powered USB hub, mainly because RP is not able to provide enough current for all the device plugged in </text:span><text:span text:style-name="T11">and the tension would drop down drammatically and</text:span><text:span text:style-name="T22">,</text:span><text:span text:style-name="T11"> another reason is that you can supply your RP directly from the hubs itself!</text:span><text:span text:style-name="T10"> </text:span><text:span text:style-name="T11">Anyway, I tested my PS also without the hub and everything worked properly. </text:span><text:span text:style-name="T10">It's worth notice that not all the USB hubs are fully compatible with RP. </text:span><text:span text:style-name="T11">The list of the verified peripherals are in: </text:span><text:a xlink:type="simple" xlink:href="http://elinux.org/RPi_VerifiedPeripherals#Powered_USB_Hubs"><text:span text:style-name="T11">http://elinux.org/RPi_VerifiedPeripherals#Powered_USB_Hubs</text:span></text:a><text:span text:style-name="T11">. I bought the Plugable USB2-HUB-AG7. It provides enough current (3 A) in order to plug in also your hungrier devices!</text:span></text:p>
      <text:h text:style-name="Heading_20_2" text:outline-level="2">Software requirements.</text:h>
      <text:p text:style-name="P4"><text:span text:style-name="T1">- Archlinux </text:span><text:span text:style-name="T2">- Didn't you install Archlinux in you</text:span><text:span text:style-name="T7">r</text:span><text:span text:style-name="T2"> computer? :)</text:span></text:p>
      <text:p text:style-name="P6"><text:span text:style-name="T1">- Archlinux </text:span><text:span text:style-name="T2">- Didn't you install Archlinux in you</text:span><text:span text:style-name="T7">r RP</text:span><text:span text:style-name="T2">? :)</text:span></text:p>
      <text:p text:style-name="P4"><text:span text:style-name="T1">- Archlinux </text:span><text:span text:style-name="T2">- Do it!</text:span></text:p>
      <text:p text:style-name="P4"><text:span text:style-name="T1">- Systemd –</text:span><text:span text:style-name="T2"> </text:span><text:span text:style-name="T11">It is the service manager used to control </text:span><text:span text:style-name="T14">some</text:span><text:span text:style-name="T11"> services </text:span><text:span text:style-name="T14">we need to start at boot time.</text:span></text:p>
      <text:p text:style-name="P4"><text:span text:style-name="T1">- hostapd –</text:span><text:span text:style-name="T2"> </text:span><text:span text:style-name="T11">It is the package that allow you to convert the USB wireless Adapter in an access point</text:span></text:p>
      <text:p text:style-name="P4"><text:span text:style-name="T1">- dhcpd –</text:span><text:span text:style-name="T2"> </text:span><text:span text:style-name="T11">It is the daemon for managing the assignment of the IP address.</text:span></text:p>
      <text:p text:style-name="P4"><text:span text:style-name="T1">- netcfg –</text:span><text:span text:style-name="T2"> </text:span><text:span text:style-name="T11">It is an amazing command that allow easily to manage network profiles. We will heavily use it in order to achive the High Availability and Power management goal.</text:span></text:p>
      <text:p text:style-name="P3"/>
      <text:p text:style-name="P20">For those of you that don't know how to install packages in Archlinux the command is:</text:p>
      <text:p text:style-name="P20">&gt;&gt; pacman -S &lt;package_name&gt;</text:p>
      <text:p text:style-name="P3"/>
      <text:h text:style-name="Heading_20_2" text:outline-level="2">Let the game begin!</text:h>
      <text:h text:style-name="Heading_20_3" text:outline-level="3">Create the access point using ho<text:span text:style-name="T19">s</text:span>tapd</text:h>
      <text:p text:style-name="P5"><text:span text:style-name="T2">Fortunately creat</text:span><text:span text:style-name="T14">ing</text:span><text:span text:style-name="T2"> a</text:span><text:span text:style-name="T11">n</text:span><text:span text:style-name="T2"> access point using hostapd is extremely easy. The wonderful steps are:</text:span></text:p>
      <text:p text:style-name="P5"><text:span text:style-name="T2">1. </text:span><text:span text:style-name="T15">In /etc/hostapd.conf:</text:span></text:p>
      <text:p text:style-name="P33">interface=wlan0</text:p>
      <text:p text:style-name="P33">driver=nl80211</text:p>
      <text:p text:style-name="P33">ssid=RaspNetwork</text:p>
      <text:p text:style-name="P33">channel=1</text:p>
      <text:p text:style-name="P33">wpa=1</text:p>
      <text:p text:style-name="P33">wpa_passphrase=mypassword</text:p>
      <text:p text:style-name="P12"/>
      <text:p text:style-name="P22">The options in the files are quite self-explanatories. Many wireless adapteres require as driver nl80211. There are many other settings to apply but I wanted to keep it as easy as possible.</text:p>
      <text:p text:style-name="P12"/>
      <text:p text:style-name="P7"><text:span text:style-name="T2">2. </text:span><text:span text:style-name="T11">Start the service:</text:span></text:p>
      <text:p text:style-name="P7"><text:span text:style-name="T11">&gt;&gt; </text:span><text:span text:style-name="T2">systemctl start hostapd.service</text:span></text:p>
      <text:p text:style-name="P7"><text:span text:style-name="T2">3. </text:span><text:span text:style-name="T11">Enable the service for the boot:</text:span></text:p>
      <text:p text:style-name="P7"><text:span text:style-name="T11">&gt;&gt; </text:span><text:span text:style-name="T2">systemctl enable hostapd.service</text:span></text:p>
      <text:p text:style-name="P12"/>
      <text:h text:style-name="P55" text:outline-level="3"><text:soft-page-break/>Configure the 3G UMTS modem</text:h>
      <text:p text:style-name="P20">I admit here that we have a lot of work to do! <text:span text:style-name="T27">Please follow this link that explain how to properly configure your 3G modem: </text:span><text:a xlink:type="simple" xlink:href="https://wiki.archlinux.org/index.php/3G_and_GPRS_modems_with_pppd"><text:span text:style-name="T27">https://wiki.archlinux.org/index.php/3G_and_GPRS_modems_with_pppd</text:span></text:a><text:span text:style-name="T27">.</text:span></text:p>
      <text:p text:style-name="P20"><text:span text:style-name="T27"/></text:p>
      <text:p text:style-name="P21"><text:span text:style-name="T27">Basically, we have to add several files in /etc/ppp:</text:span></text:p>
      <text:list xml:id="list609095195" text:style-name="L2">
        <text:list-item>
          <text:p text:style-name="P52"><text:span text:style-name="T6">/etc/ppp/options-mobile – define all the properties in order to connect properly such as speed, device name and so on;</text:span></text:p>
        </text:list-item>
        <text:list-item>
          <text:p text:style-name="P52">/etc/ppp/peers –<text:span text:style-name="T27"> is a folder that contains a reference for the chat script and credential information;</text:span></text:p>
        </text:list-item>
        <text:list-item>
          <text:p text:style-name="P52">/etc/ppp/chatscripts –<text:span text:style-name="T27"> contains a chat script used to communicate with the 3G modem.</text:span></text:p>
        </text:list-item>
      </text:list>
      <text:h text:style-name="P58" text:outline-level="2">Many services! The more the merrier!</text:h>
      <text:h text:style-name="P56" text:outline-level="3">Iptables</text:h>
      <text:p text:style-name="P25"><text:span text:style-name="T22">The PS need to forward the packages from the ppp to wlan0 interface and viceversa. There are many ways to do this an easy way is to use the powerful iptables command.</text:span></text:p>
      <text:p text:style-name="P24">Iptables rules <text:span text:style-name="T22">are the following</text:span>:</text:p>
      <text:p text:style-name="P24">#Enable NAT</text:p>
      <text:p text:style-name="P24">&gt;&gt; iptables --flush</text:p>
      <text:p text:style-name="P24">&gt;&gt; iptables --table nat --flush</text:p>
      <text:p text:style-name="P24">&gt;&gt; iptables --delete-chain</text:p>
      <text:p text:style-name="P24">&gt;&gt; iptables --table nat --delete-chain</text:p>
      <text:p text:style-name="P24">&gt;&gt; iptables --table nat --append POSTROUTING --out-interface <text:span text:style-name="T22">ppp0</text:span> -j MASQUERADE</text:p>
      <text:p text:style-name="P24">&gt;&gt; iptables --append FORWARD --in-interface <text:span text:style-name="T22">wlan0</text:span> -j ACCEPT</text:p>
      <text:p text:style-name="P12"/>
      <text:p text:style-name="P24">To store the rules to be executed by iptables when the RP is booted:</text:p>
      <text:p text:style-name="P24">&gt;&gt; iptables-save &gt; /etc/iptables/iptables.rules</text:p>
      <text:p text:style-name="P12"/>
      <text:p text:style-name="P13"><text:span text:style-name="T22">Do not forget to stat the services:</text:span></text:p>
      <text:p text:style-name="P13"><text:span text:style-name="T22">&gt;&gt; systemctl start iptables.service</text:span></text:p>
      <text:p text:style-name="P13"><text:span text:style-name="T22">&gt;&gt; systemctl enable iptables.service</text:span></text:p>
      <text:p text:style-name="P12"/>
      <text:p text:style-name="P24">To enable the IP forwarding go to /etc/sysctl.conf and set the ip forwarding property to 1:</text:p>
      <text:p text:style-name="P34">net.ipv4.ip_forward = 1</text:p>
      <text:p text:style-name="P24"/>
      <text:h text:style-name="P56" text:outline-level="3">Netcfg</text:h>
      <text:p text:style-name="P32"><text:span text:style-name="T23">Netcfg is a powerful tool that enable to easily manage several network profiles. In our we have two profiles to manage. The ppp profile is for connecting PS in internet with the 3G modem. The profile file is the following:</text:span></text:p>
      <text:p text:style-name="P9"><text:span text:style-name="T17">/</text:span><text:span text:style-name="T19">etc/network.d/ppp</text:span></text:p>
      <text:p text:style-name="P35">CONNECTION='ppp'</text:p>
      <text:p text:style-name="P35">DESCRIPTION='Connection with GPRS/3G device'</text:p>
      <text:p text:style-name="P35">INTERFACE='ignore'</text:p>
      <text:p text:style-name="P35"><text:soft-page-break/>PEER='provider'</text:p>
      <text:p text:style-name="P35">PPP_TIMEOUT=30</text:p>
      <text:p text:style-name="P35">PRE_UP='/etc/ppp/wait-dialup-hardware 10'</text:p>
      <text:p text:style-name="P26"/>
      <text:p text:style-name="P27"><text:span text:style-name="T23">This profile constists of a hook with the pppd daemon. When starting the ppp profile, netcfg try to connect to the modem through pppd using the data stored in the PEER option (the file is in /etc/ppp/peers/provider).</text:span></text:p>
      <text:p text:style-name="P26"/>
      <text:p text:style-name="P27"><text:span text:style-name="T23">Since the wlan0 is the wireless interface to be set as access point, the only operation that need to be done is to set the IP address to 10.0.0.1:</text:span></text:p>
      <text:p text:style-name="P27"><text:span text:style-name="T23"/></text:p>
      <text:p text:style-name="P9"><text:span text:style-name="T17">/</text:span><text:span text:style-name="T19">etc/network.d/wireless-open</text:span></text:p>
      <text:p text:style-name="P36">CONNECTION='ethernet'</text:p>
      <text:p text:style-name="P36">DESCRIPTION='A simple opened wireless connection'</text:p>
      <text:p text:style-name="P36">INTERFACE='wlan0'</text:p>
      <text:p text:style-name="P36">IP='static'</text:p>
      <text:p text:style-name="P36">ADDR='10.0.0.1'</text:p>
      <text:p text:style-name="P36">NETMASK='255.255.255.0'</text:p>
      <text:p text:style-name="P36">SKIPNOCARRIER='yes'</text:p>
      <text:p text:style-name="P28"/>
      <text:p text:style-name="P29"><text:span text:style-name="T23">In particular, the SKIPNOCARRIER option says that </text:span><text:span text:style-name="T24">the adapter doesn't need to connect to a specific ESSID.</text:span></text:p>
      <text:p text:style-name="P28"/>
      <text:p text:style-name="P30"><text:span text:style-name="T24">In order to connect the profiles at boot edit the NETWORKS option in netcfg file as follows:</text:span></text:p>
      <text:p text:style-name="P9"><text:span text:style-name="T17">/</text:span><text:span text:style-name="T19">etct/conf.d/netcfg</text:span></text:p>
      <text:p text:style-name="P35">NETWORKS=(wireless-open @ppp)</text:p>
      <text:p text:style-name="P28"/>
      <text:p text:style-name="P30"><text:span text:style-name="T24">As usual, let start the netcfg service:</text:span></text:p>
      <text:p text:style-name="P26">&gt;&gt; systemctl start netcfg</text:p>
      <text:p text:style-name="P26">&gt;&gt; systemctl enable netcfg</text:p>
      <text:p text:style-name="P28"/>
      <text:h text:style-name="P56" text:outline-level="3">Dhcpd4</text:h>
      <text:p text:style-name="P22">In order to configure properly the dhcpd daemon the file /etc/dhcpd.conf has to be edited as follow:</text:p>
      <text:p text:style-name="P33">ddns-update-style none;</text:p>
      <text:p text:style-name="P33">ignore client-updates;</text:p>
      <text:p text:style-name="P33">authoritative;</text:p>
      <text:p text:style-name="P33">option local-wpad code 252 = text;</text:p>
      <text:p text:style-name="P33"/>
      <text:p text:style-name="P33">subnet</text:p>
      <text:p text:style-name="P33">10.0.0.0 netmask 255.255.255.0 {</text:p>
      <text:p text:style-name="P33"># --- default gateway</text:p>
      <text:p text:style-name="P33">option routers</text:p>
      <text:p text:style-name="P33">10.0.0.1;</text:p>
      <text:p text:style-name="P33"># --- Netmask</text:p>
      <text:p text:style-name="P33">option subnet-mask</text:p>
      <text:p text:style-name="P33">255.255.255.0;</text:p>
      <text:p text:style-name="P33"># --- Broadcast Address</text:p>
      <text:p text:style-name="P33">option broadcast-address</text:p>
      <text:p text:style-name="P33">10.0.0.255;</text:p>
      <text:p text:style-name="P33"># --- Domain name servers, tells the clients which DNS servers to use.</text:p>
      <text:p text:style-name="P33"><text:soft-page-break/>option domain-name-servers</text:p>
      <text:p text:style-name="P33">10.0.0.1, 8.8.8.8, 8.8.4.4;</text:p>
      <text:p text:style-name="P33">option time-offset</text:p>
      <text:p text:style-name="P33">0;</text:p>
      <text:p text:style-name="P33">range 10.0.0.3 10.0.0.13;</text:p>
      <text:p text:style-name="P33">default-lease-time 1209600;</text:p>
      <text:p text:style-name="P33">max-lease-time 1814400;</text:p>
      <text:p text:style-name="P33">}</text:p>
      <text:p text:style-name="P22"/>
      <text:p text:style-name="P22">Leaving some details out, what we are saying with the dhcpd.conf file is that we have a subnet (namely the wireless network) with IP address 10.0.0.0 and netmask: 255.255.255.0, the default gateway will be 10.0.0.1 and the default range of IPs which dhcpd will choose for the host is 10.0.0.3-10.0.0.13.</text:p>
      <text:p text:style-name="P22"/>
      <text:p text:style-name="P31">Start and enable the process with:</text:p>
      <text:p text:style-name="P31">&gt;&gt; systemctl start dhcpd4.service</text:p>
      <text:p text:style-name="P31">&gt;&gt; systemctl enable dhcpd4.service</text:p>
      <text:p text:style-name="P31"/>
      <text:p text:style-name="P8"><text:span text:style-name="T15">It is worth notice that dhcpd fails whether it doesn't find the router IP address in one of the interfaces. </text:span><text:span text:style-name="T16">Therefore, if some services start after dhcpd </text:span><text:span text:style-name="T17">the system will not work properly.</text:span></text:p>
      <text:p text:style-name="P23"><text:span text:style-name="T25">Systemd helps for this purpose because it is possible to manage the dependencies between services.</text:span></text:p>
      <text:p text:style-name="P23"><text:span text:style-name="T25">Just edit the /etc/systemd/system/multi-users.target.wants/hostapd.service in the [Unit] section in order to start after dhcpd4.service:</text:span></text:p>
      <text:p text:style-name="P23"><text:span text:style-name="T25">/etc/systemd/system/multi-users.target.wants/hostapd.service </text:span></text:p>
      <text:p text:style-name="P38"><text:span text:style-name="T25">[Unit]</text:span></text:p>
      <text:p text:style-name="P38"><text:span text:style-name="T25">After=dhcpd4.service</text:span></text:p>
      <text:p text:style-name="P37"/>
      <text:h text:style-name="P59" text:outline-level="2">High availability</text:h>
      <text:p text:style-name="P40"><text:span text:style-name="T29">The idea for guarantee a reliable system to be always active is to check if all services are working properly. The services that will be checked are:</text:span></text:p>
      <text:list xml:id="list289103085" text:style-name="L3">
        <text:list-item>
          <text:p text:style-name="P41"><text:span text:style-name="T29">ppp</text:span></text:p>
        </text:list-item>
        <text:list-item>
          <text:p text:style-name="P41"><text:span text:style-name="T29">wlan</text:span></text:p>
        </text:list-item>
        <text:list-item>
          <text:p text:style-name="P41"><text:span text:style-name="T29">netcfg</text:span></text:p>
        </text:list-item>
        <text:list-item>
          <text:p text:style-name="P41"><text:span text:style-name="T29">hostapd</text:span></text:p>
        </text:list-item>
        <text:list-item>
          <text:p text:style-name="P41"><text:span text:style-name="T29">dhcpd</text:span></text:p>
        </text:list-item>
        <text:list-item>
          <text:p text:style-name="P41"><text:span text:style-name="T29">iptables</text:span></text:p>
        </text:list-item>
      </text:list>
      <text:p text:style-name="P42"><text:span text:style-name="T32">There is a counter that count the number of errors. If the script cumulate more than four errors during the iterations, the shutdown will start. The counter will be set to zero if all the services work properly.</text:span></text:p>
      <text:p text:style-name="P40"><text:span text:style-name="T29"/></text:p>
      <text:p text:style-name="P39">/usr/bin/check.system</text:p>
      <text:p text:style-name="P43">#!/bin/bash</text:p>
      <text:p text:style-name="P43">declare -i counter=0</text:p>
      <text:p text:style-name="P43">function update_errors_count()</text:p>
      <text:p text:style-name="P43"><text:soft-page-break/>{</text:p>
      <text:p text:style-name="P43"><text:s text:c="4"/># increment the counter</text:p>
      <text:p text:style-name="P43"><text:s text:c="4"/>counter=$(($counter + 1))</text:p>
      <text:p text:style-name="P43"><text:s text:c="4"/>if [ "$counter" == "4" ]</text:p>
      <text:p text:style-name="P43"><text:s text:c="4"/>then</text:p>
      <text:p text:style-name="P43"><text:s text:c="8"/>echo "System will be restarted within 5 minutes"</text:p>
      <text:p text:style-name="P43"><text:s text:c="8"/>shutdown -r +5 "System restaring because of a bad init of services"</text:p>
      <text:p text:style-name="P43"><text:s text:c="8"/>exit 1</text:p>
      <text:p text:style-name="P43"><text:s text:c="4"/>else</text:p>
      <text:p text:style-name="P43"><text:s text:c="8"/>echo "The counter error is: $counter"</text:p>
      <text:p text:style-name="P43"><text:s text:c="4"/>fi</text:p>
      <text:p text:style-name="P43"/>
      <text:p text:style-name="P43">}</text:p>
      <text:p text:style-name="P43"/>
      <text:p text:style-name="P43"># Waits until the system is properly booted</text:p>
      <text:p text:style-name="P43">sleep 60</text:p>
      <text:p text:style-name="P43"/>
      <text:p text:style-name="P43">while [ true ]</text:p>
      <text:p text:style-name="P43">do</text:p>
      <text:p text:style-name="P43">errors=false</text:p>
      <text:p text:style-name="P43"/>
      <text:p text:style-name="P43"># PPP check</text:p>
      <text:p text:style-name="P43"># Get the profile</text:p>
      <text:p text:style-name="P43">curr_profile=$(netcfg current | awk 'BEGIN{OFS="\n"}{print $0}' | grep ppp)</text:p>
      <text:p text:style-name="P43">if [ -z $curr_profile ]</text:p>
      <text:p text:style-name="P43">then</text:p>
      <text:p text:style-name="P43"><text:s text:c="4"/>curr_profile="ppp"</text:p>
      <text:p text:style-name="P43">fi</text:p>
      <text:p text:style-name="P43"/>
      <text:p text:style-name="P43">timeout 60 ping -c 1 www.google.com 1&gt; /dev/null</text:p>
      <text:p text:style-name="P43">if [ "$?" != 0 ]</text:p>
      <text:p text:style-name="P43">then</text:p>
      <text:p text:style-name="P43"><text:s text:c="2"/>echo "Internet is not working!"</text:p>
      <text:p text:style-name="P43"><text:s text:c="2"/>update_errors_count</text:p>
      <text:p text:style-name="P43"><text:s text:c="2"/>errors=true</text:p>
      <text:p text:style-name="P43"><text:s text:c="2"/>timeout 60 netcfg down $curr_profile</text:p>
      <text:p text:style-name="P43"><text:s text:c="2"/># To prevent any strange lock let's use poff too.</text:p>
      <text:p text:style-name="P43"><text:s text:c="2"/>timeout 60 poff -a provider</text:p>
      <text:p text:style-name="P43"><text:soft-page-break/><text:s text:c="2"/>timeout 60 poff -a to-gprs</text:p>
      <text:p text:style-name="P43"><text:s text:c="2"/>sleep 2</text:p>
      <text:p text:style-name="P43"><text:s text:c="2"/>timeout 60 netcfg $curr_profile</text:p>
      <text:p text:style-name="P43">fi</text:p>
      <text:p text:style-name="P43"/>
      <text:p text:style-name="P43"># WLAN check</text:p>
      <text:p text:style-name="P43">timeout 60 ping -c 5 10.0.0.1 1&gt; /dev/null</text:p>
      <text:p text:style-name="P43">if [ "$?" != 0 ]</text:p>
      <text:p text:style-name="P43">then</text:p>
      <text:p text:style-name="P43"><text:s text:c="2"/>echo "WLAN is not working!"</text:p>
      <text:p text:style-name="P43"><text:s text:c="2"/>update_errors_count</text:p>
      <text:p text:style-name="P43"><text:s text:c="2"/>errors=true</text:p>
      <text:p text:style-name="P43"><text:s text:c="2"/>timeout 60 netcfg down wireless-open</text:p>
      <text:p text:style-name="P43"><text:s text:c="2"/>sleep 10</text:p>
      <text:p text:style-name="P43"><text:s text:c="2"/>timeout 60 netcfg wireless-open</text:p>
      <text:p text:style-name="P43"><text:s text:c="2"/>sleep 10</text:p>
      <text:p text:style-name="P43"><text:s text:c="2"/>timeout 60 systemctl restart hostapd.service</text:p>
      <text:p text:style-name="P43"><text:s text:c="2"/>sleep 10</text:p>
      <text:p text:style-name="P43"><text:s text:c="2"/>timeout 60 systemctl restart dhcpd4.service</text:p>
      <text:p text:style-name="P43">fi</text:p>
      <text:p text:style-name="P43"/>
      <text:p text:style-name="P43"># Netcfg check</text:p>
      <text:p text:style-name="P43">timeout 60 systemctl status netcfg.service 1&gt; /dev/null</text:p>
      <text:p text:style-name="P43">if [ "$?" != 0 ]</text:p>
      <text:p text:style-name="P43">then</text:p>
      <text:p text:style-name="P43"><text:s text:c="2"/>echo "Netcfg is not working!"</text:p>
      <text:p text:style-name="P43"><text:s text:c="2"/>update_errors_count</text:p>
      <text:p text:style-name="P43"><text:s text:c="2"/>errors=true</text:p>
      <text:p text:style-name="P43"><text:s text:c="2"/>timeout 60 systemctl restart netcfg.service</text:p>
      <text:p text:style-name="P43"><text:s text:c="2"/>sleep 10</text:p>
      <text:p text:style-name="P43"><text:s text:c="2"/>timeout 60 systemctl restart hostapd.service</text:p>
      <text:p text:style-name="P43">fi</text:p>
      <text:p text:style-name="P43"/>
      <text:p text:style-name="P43"># Hostapd check</text:p>
      <text:p text:style-name="P43">timeout 60 systemctl status hostapd.service 1&gt; /dev/null</text:p>
      <text:p text:style-name="P43">if [ "$?" != 0 ]</text:p>
      <text:p text:style-name="P43">then</text:p>
      <text:p text:style-name="P43"><text:s text:c="2"/>echo "Hostapd is not working!"</text:p>
      <text:p text:style-name="P43"><text:soft-page-break/><text:s text:c="2"/>update_errors_count</text:p>
      <text:p text:style-name="P43"><text:s text:c="2"/>errors=true</text:p>
      <text:p text:style-name="P43"><text:s text:c="2"/>timeout 60 systemctl restart hostapd.service</text:p>
      <text:p text:style-name="P43"><text:s text:c="2"/>sleep 10</text:p>
      <text:p text:style-name="P43"><text:s text:c="2"/>timeout 60 systemctl restart dhcpd4.service</text:p>
      <text:p text:style-name="P43">fi</text:p>
      <text:p text:style-name="P43"/>
      <text:p text:style-name="P43"># DHCPD4 check</text:p>
      <text:p text:style-name="P43">timeout 60 systemctl status dhcpd4.service 1&gt; /dev/null</text:p>
      <text:p text:style-name="P43">if [ "$?" != 0 ]</text:p>
      <text:p text:style-name="P43">then</text:p>
      <text:p text:style-name="P43"><text:s text:c="2"/>echo "DHCPD4 is not working!"</text:p>
      <text:p text:style-name="P43"><text:s text:c="2"/>update_errors_count</text:p>
      <text:p text:style-name="P43"><text:s text:c="2"/>errors=true</text:p>
      <text:p text:style-name="P43"><text:s text:c="2"/>timeout 60 systemctl restart dhcpd4.service</text:p>
      <text:p text:style-name="P43">fi</text:p>
      <text:p text:style-name="P43"/>
      <text:p text:style-name="P43"># IPTABLES check</text:p>
      <text:p text:style-name="P43">timeout 60 systemctl status iptables.service 1&gt; /dev/null</text:p>
      <text:p text:style-name="P43">if [ "$?" != 0 ]</text:p>
      <text:p text:style-name="P43">then</text:p>
      <text:p text:style-name="P43"><text:s text:c="2"/>echo "IPTABLES is not working!"</text:p>
      <text:p text:style-name="P43"><text:s text:c="2"/>update_errors_count</text:p>
      <text:p text:style-name="P43"><text:s text:c="2"/>errors=true</text:p>
      <text:p text:style-name="P43"><text:s text:c="2"/>timeout 60 systemctl restart iptables.service</text:p>
      <text:p text:style-name="P43">fi</text:p>
      <text:p text:style-name="P43"/>
      <text:p text:style-name="P43"># If there are no errors restart the counter</text:p>
      <text:p text:style-name="P43">if ! $errors</text:p>
      <text:p text:style-name="P43">then</text:p>
      <text:p text:style-name="P43"><text:s text:c="4"/>echo "Everything works properly"</text:p>
      <text:p text:style-name="P43"><text:s text:c="4"/>declare -i counter=0</text:p>
      <text:p text:style-name="P43">fi</text:p>
      <text:p text:style-name="P43">sleep 300</text:p>
      <text:p text:style-name="P43">done</text:p>
      <text:p text:style-name="P46"/>
      <text:p text:style-name="P47"><text:span text:style-name="T29">Let's create a systemd service in order to manage the previous script using systemd. In particular, the </text:span><text:soft-page-break/><text:span text:style-name="T29">script need</text:span><text:span text:style-name="T31">s</text:span><text:span text:style-name="T29"> to start after the network target and the dhcpd daemon.</text:span></text:p>
      <text:p text:style-name="P1"><text:span text:style-name="T19">/</text:span><text:span text:style-name="T20">usr/lib/systemd/system/check-system.</text:span><text:span text:style-name="T21">service</text:span></text:p>
      <text:p text:style-name="P44">[Unit]</text:p>
      <text:p text:style-name="P44">Description=Script for monitoring the network interfaces and restart in case of errors</text:p>
      <text:p text:style-name="P44">After=network.target</text:p>
      <text:p text:style-name="P44">After=dhcpd4.service</text:p>
      <text:p text:style-name="P44"><text:tab/></text:p>
      <text:p text:style-name="P44">[Service]</text:p>
      <text:p text:style-name="P44">Type=simple</text:p>
      <text:p text:style-name="P44">RemainAfterExit=yes</text:p>
      <text:p text:style-name="P44">ExecStart=/usr/bin/check-system</text:p>
      <text:p text:style-name="P44"/>
      <text:p text:style-name="P44">[Install]</text:p>
      <text:p text:style-name="P44">WantedBy=multi-user.target</text:p>
      <text:p text:style-name="P53"/>
      <text:p text:style-name="P54"><text:span text:style-name="T29">To start the service:</text:span></text:p>
      <text:p text:style-name="P54"><text:span text:style-name="T29">&gt;&gt; systemctl start check-system.service</text:span></text:p>
      <text:p text:style-name="P54"><text:span text:style-name="T29">&gt;&gt; systemctl enable check-system.service</text:span></text:p>
      <text:h text:style-name="P60" text:outline-level="2">Power management</text:h>
      <text:p text:style-name="P49">/<text:span text:style-name="T22">usr/bin/mode-switcher</text:span></text:p>
      <text:p text:style-name="P51"><text:span text:style-name="T22">#!/bin/bash</text:span></text:p>
      <text:p text:style-name="P51"><text:span text:style-name="T22"/></text:p>
      <text:p text:style-name="P51"><text:span text:style-name="T22">last_profile="None"</text:span></text:p>
      <text:p text:style-name="P51"><text:span text:style-name="T22">while true</text:span></text:p>
      <text:p text:style-name="P51"><text:span text:style-name="T22">do</text:span></text:p>
      <text:p text:style-name="P51"><text:span text:style-name="T22"><text:s text:c="4"/>curr_profile=$(netcfg current | awk 'BEGIN{OFS="\n"}{print $0}' | grep ppp)</text:span></text:p>
      <text:p text:style-name="P51"><text:span text:style-name="T22"/></text:p>
      <text:p text:style-name="P51"><text:span text:style-name="T22"><text:s text:c="4"/># If the profile is not active check after some seconds</text:span></text:p>
      <text:p text:style-name="P51"><text:span text:style-name="T22"><text:s text:c="4"/>if [ "$curr_profile" == "" ]</text:span></text:p>
      <text:p text:style-name="P51"><text:span text:style-name="T22"><text:s text:c="4"/>then</text:span></text:p>
      <text:p text:style-name="P51"><text:span text:style-name="T22"><text:s text:c="8"/>echo "Profile ppp* doesn't exist."</text:span></text:p>
      <text:p text:style-name="P51"><text:span text:style-name="T22"><text:s text:c="8"/>last_profile="None"</text:span></text:p>
      <text:p text:style-name="P51"><text:span text:style-name="T22"><text:s text:c="8"/>sleep 10</text:span></text:p>
      <text:p text:style-name="P51"><text:span text:style-name="T22"><text:s text:c="8"/>continue</text:span></text:p>
      <text:p text:style-name="P51"><text:span text:style-name="T22"><text:s text:c="4"/>fi</text:span></text:p>
      <text:p text:style-name="P51"><text:soft-page-break/><text:span text:style-name="T22"/></text:p>
      <text:p text:style-name="P51"><text:span text:style-name="T22"><text:s text:c="4"/># Checks whether the profile has remained the same since the last iteration</text:span></text:p>
      <text:p text:style-name="P51"><text:span text:style-name="T22"><text:s text:c="4"/>if [ "${last_profile}" != "${curr_profile}" ]</text:span></text:p>
      <text:p text:style-name="P51"><text:span text:style-name="T22"><text:s text:c="4"/>then</text:span></text:p>
      <text:p text:style-name="P51"><text:span text:style-name="T22"><text:s text:c="8"/>if [ "${curr_profile}" == "ppp" ]</text:span></text:p>
      <text:p text:style-name="P51"><text:span text:style-name="T22"><text:s text:c="8"/>then</text:span></text:p>
      <text:p text:style-name="P51"><text:span text:style-name="T22"><text:s text:c="12"/>declare -i timeout=3600</text:span></text:p>
      <text:p text:style-name="P51"><text:span text:style-name="T22"><text:s text:c="8"/>elif [ "${curr_profile}" == "ppp-to-gprs" ]</text:span></text:p>
      <text:p text:style-name="P51"><text:span text:style-name="T22"><text:s text:c="8"/>then</text:span></text:p>
      <text:p text:style-name="P51"><text:span text:style-name="T22"><text:s text:c="12"/>declare -i timeout=5</text:span></text:p>
      <text:p text:style-name="P51"><text:span text:style-name="T22"><text:s text:c="8"/>fi</text:span></text:p>
      <text:p text:style-name="P51"><text:span text:style-name="T22"><text:s text:c="8"/>last_profile=$(netcfg current | awk 'BEGIN{OFS="\n"}{print $0}' | grep ppp)</text:span></text:p>
      <text:p text:style-name="P51"><text:span text:style-name="T22"><text:s text:c="8"/>declare -i tx=$(cat /sys/class/net/ppp0/statistics/tx_bytes)</text:span></text:p>
      <text:p text:style-name="P51"><text:span text:style-name="T22"><text:s text:c="8"/>declare -i rx=$(cat /sys/class/net/ppp0/statistics/rx_bytes)</text:span></text:p>
      <text:p text:style-name="P51"><text:span text:style-name="T22"><text:s text:c="8"/>declare -i start_tot=$(($tx+$rx))</text:span></text:p>
      <text:p text:style-name="P51"><text:span text:style-name="T22"/></text:p>
      <text:p text:style-name="P51"><text:span text:style-name="T22"><text:s text:c="4"/>fi</text:span></text:p>
      <text:p text:style-name="P51"><text:span text:style-name="T22"/></text:p>
      <text:p text:style-name="P51"><text:span text:style-name="T22"><text:s text:c="4"/>sleep $timeout</text:span></text:p>
      <text:p text:style-name="P51"><text:span text:style-name="T22"/></text:p>
      <text:p text:style-name="P51"><text:span text:style-name="T22"><text:s text:c="4"/>declare -i tx=$(cat /sys/class/net/ppp0/statistics/tx_bytes)</text:span></text:p>
      <text:p text:style-name="P51"><text:span text:style-name="T22"><text:s text:c="4"/>declare -i rx=$(cat /sys/class/net/ppp0/statistics/rx_bytes)</text:span></text:p>
      <text:p text:style-name="P51"><text:span text:style-name="T22"><text:s text:c="4"/>declare -i tot=$(($tx+$rx-${start_tot}))</text:span></text:p>
      <text:p text:style-name="P51"><text:span text:style-name="T22"><text:s text:c="4"/>declare -i speed=$(($tot/$timeout))</text:span></text:p>
      <text:p text:style-name="P51"><text:span text:style-name="T22"><text:s text:c="4"/>echo "Tot bytes: $tot bytes"</text:span></text:p>
      <text:p text:style-name="P51"><text:span text:style-name="T22"><text:s text:c="4"/>echo "Timeout: $timeout sec"</text:span></text:p>
      <text:p text:style-name="P51"><text:span text:style-name="T22"><text:s text:c="4"/>echo "Speed: $speed bytes/sec"</text:span></text:p>
      <text:p text:style-name="P51"><text:span text:style-name="T22"/></text:p>
      <text:p text:style-name="P51"><text:span text:style-name="T22"><text:s text:c="4"/># Checks whether the tot amount of bytes is negative.</text:span></text:p>
      <text:p text:style-name="P51"><text:span text:style-name="T22"><text:s text:c="4"/># This situation can happend when the interface was got down</text:span></text:p>
      <text:p text:style-name="P51"><text:span text:style-name="T22"><text:s text:c="4"/># and later got up.</text:span></text:p>
      <text:p text:style-name="P51"><text:span text:style-name="T22"><text:s text:c="4"/>if [ "$tot" -lt "0" ]</text:span></text:p>
      <text:p text:style-name="P51"><text:span text:style-name="T22"><text:s text:c="4"/>then</text:span></text:p>
      <text:p text:style-name="P51"><text:span text:style-name="T22"><text:s text:c="8"/># Reinit</text:span></text:p>
      <text:p text:style-name="P51"><text:span text:style-name="T22"><text:s text:c="8"/>last_profile="None"</text:span></text:p>
      <text:p text:style-name="P51"><text:span text:style-name="T22"><text:s text:c="8"/>continue</text:span></text:p>
      <text:p text:style-name="P51"><text:span text:style-name="T22"><text:s text:c="4"/>fi</text:span></text:p>
      <text:p text:style-name="P51"><text:span text:style-name="T22"/></text:p>
      <text:p text:style-name="P51"><text:soft-page-break/><text:span text:style-name="T22"><text:s text:c="4"/>if [ "$curr_profile" == "ppp" -a "$tot" -lt "1048576" ]</text:span></text:p>
      <text:p text:style-name="P51"><text:span text:style-name="T22"><text:s text:c="4"/>then</text:span></text:p>
      <text:p text:style-name="P51"><text:span text:style-name="T22"><text:s text:c="8"/>echo "Low traffic: ppp -&gt; ppp-to-gprs"</text:span></text:p>
      <text:p text:style-name="P51"><text:span text:style-name="T22"><text:s text:c="8"/>timeout 60 netcfg down ppp</text:span></text:p>
      <text:p text:style-name="P51"><text:span text:style-name="T22"><text:s text:c="8"/># To prevent any strange lock let's use poff too.</text:span></text:p>
      <text:p text:style-name="P51"><text:span text:style-name="T22"><text:s text:c="8"/>timeout 60 poff -a provider</text:span></text:p>
      <text:p text:style-name="P51"><text:span text:style-name="T22"><text:s text:c="8"/>timeout 60 poff -a to-gprs</text:span></text:p>
      <text:p text:style-name="P51"><text:span text:style-name="T22"><text:s text:c="8"/>sleep 2</text:span></text:p>
      <text:p text:style-name="P51"><text:span text:style-name="T22"><text:s text:c="8"/>timeout 60 netcfg ppp-to-gprs</text:span></text:p>
      <text:p text:style-name="P51"><text:span text:style-name="T22"><text:s text:c="4"/>elif [ "$curr_profile" == "ppp-to-gprs" -a "$speed" -gt "10240" ]</text:span></text:p>
      <text:p text:style-name="P51"><text:span text:style-name="T22"><text:s text:c="4"/>then</text:span></text:p>
      <text:p text:style-name="P51"><text:span text:style-name="T22"><text:s text:c="8"/>echo "High traffic: ppp-to-gprs -&gt; ppp"</text:span></text:p>
      <text:p text:style-name="P51"><text:span text:style-name="T22"><text:s text:c="8"/>timeout 60 netcfg down ppp-to-gprs</text:span></text:p>
      <text:p text:style-name="P51"><text:span text:style-name="T22"><text:s text:c="8"/># To prevent any strange lock let's use poff too.</text:span></text:p>
      <text:p text:style-name="P51"><text:span text:style-name="T22"><text:s text:c="8"/>timeout 60 poff -a provider</text:span></text:p>
      <text:p text:style-name="P51"><text:span text:style-name="T22"><text:s text:c="8"/>timeout 60 poff -a to-gprs</text:span></text:p>
      <text:p text:style-name="P51"><text:span text:style-name="T22"><text:s text:c="8"/>sleep 2</text:span></text:p>
      <text:p text:style-name="P51"><text:span text:style-name="T22"><text:s text:c="8"/>timeout 60 netcfg ppp</text:span></text:p>
      <text:p text:style-name="P51"><text:span text:style-name="T22"><text:s text:c="4"/>fi</text:span></text:p>
      <text:p text:style-name="P51"><text:span text:style-name="T22"/></text:p>
      <text:p text:style-name="P51"><text:span text:style-name="T22"><text:s text:c="4"/>start_tot=$(($tx+$rx))</text:span></text:p>
      <text:p text:style-name="P51"><text:span text:style-name="T22"/></text:p>
      <text:p text:style-name="P51"><text:span text:style-name="T22">done</text:span></text:p>
      <text:p text:style-name="P48"><text:span text:style-name="T29"/></text:p>
      <text:p text:style-name="P48"><text:span text:style-name="T30">In the same way as the High availability section, we create a</text:span><text:span text:style-name="T29"> a systemd service. </text:span><text:span text:style-name="T30">Also in this case the script</text:span><text:span text:style-name="T29"> need</text:span><text:span text:style-name="T30">s</text:span><text:span text:style-name="T29"> to start after the network target and the dhcpd daemon.</text:span></text:p>
      <text:p text:style-name="P2"><text:span text:style-name="T19">/</text:span><text:span text:style-name="T20">usr/lib/systemd/system/</text:span><text:span text:style-name="T21">mode-switcher.service</text:span></text:p>
      <text:p text:style-name="P45">[Unit]</text:p>
      <text:p text:style-name="P45">Description=Monitor the traffic of ppp interface and switch between 3G and GPRS accordingly</text:p>
      <text:p text:style-name="P45">After=network.target</text:p>
      <text:p text:style-name="P45">After=dhcpd4.service</text:p>
      <text:p text:style-name="P45"><text:tab/></text:p>
      <text:p text:style-name="P45">[Service]</text:p>
      <text:p text:style-name="P45">Type=simple</text:p>
      <text:p text:style-name="P45">RemainAfterExit=yes</text:p>
      <text:p text:style-name="P45">ExecStart=/usr/bin/mode-switcher</text:p>
      <text:p text:style-name="P45"/>
      <text:p text:style-name="P45"><text:soft-page-break/>[Install]</text:p>
      <text:p text:style-name="P45">WantedBy=multi-user.target</text:p>
      <text:p text:style-name="P45"/>
      <text:p text:style-name="P54"><text:span text:style-name="T29">To start the service:</text:span></text:p>
      <text:p text:style-name="P54"><text:span text:style-name="T29">&gt;&gt; systemctl start </text:span><text:span text:style-name="T30">mode-switcher</text:span><text:span text:style-name="T29">.service</text:span></text:p>
      <text:p text:style-name="P54"><text:span text:style-name="T29">&gt;&gt; systemctl enable </text:span><text:span text:style-name="T30">mode-switcher</text:span><text:span text:style-name="T29">.service</text:span></text:p>
      <text:h text:style-name="Heading_20_2" text:outline-level="2"><text:span text:style-name="T14">Future work</text:span><text:span text:style-name="T18">s</text:span><text:span text:style-name="T14"> and Drawbacks</text:span></text:h>
      <text:p text:style-name="P50"><text:span text:style-name="T26">TO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Ubuntu Mono" svg:font-family="'Ubuntu Mono'"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30T14:50:51</meta:creation-date>
    <dc:date>2012-12-31T16:46:08</dc:date>
    <meta:editing-duration>PT8H56M8S</meta:editing-duration>
    <meta:editing-cycles>25</meta:editing-cycles>
    <meta:generator>LibreOffice/3.6$Linux_X86_64 LibreOffice_project/360m1$Build-3</meta:generator>
    <meta:document-statistic meta:table-count="0" meta:image-count="0" meta:object-count="0" meta:page-count="12" meta:paragraph-count="343" meta:word-count="2413" meta:character-count="15598" meta:non-whitespace-character-count="13005"/>
  </office:meta>
</office:document-meta>
</file>